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D000000294A5F8CF518D45307.png" manifest:media-type="image/png"/>
  <manifest:file-entry manifest:full-path="Pictures/10000201000000720000003FC7057380F1139CB0.png" manifest:media-type="image/png"/>
  <manifest:file-entry manifest:full-path="Pictures/10000000000001580000002CAA090C769D390C23.png" manifest:media-type="image/png"/>
  <manifest:file-entry manifest:full-path="Pictures/100002010000013400000028D6F4968A1CB3E14F.png" manifest:media-type="image/png"/>
  <manifest:file-entry manifest:full-path="Pictures/10000201000001FA000000693AD98760EA6E937E.png" manifest:media-type="image/png"/>
  <manifest:file-entry manifest:full-path="Pictures/10000000000000DE00000020D561E9C1803BF6F8.png" manifest:media-type="image/png"/>
  <manifest:file-entry manifest:full-path="Pictures/10000201000000B80000003916B1641138160139.png" manifest:media-type="image/png"/>
  <manifest:file-entry manifest:full-path="Pictures/100002010000005E0000003C66C031EEB219E84E.png" manifest:media-type="image/png"/>
  <manifest:file-entry manifest:full-path="Pictures/10000000000001060000001C09AEA2B2EA68D058.png" manifest:media-type="image/png"/>
  <manifest:file-entry manifest:full-path="Pictures/10000201000000B80000002CE5BDD8408D568A12.png" manifest:media-type="image/png"/>
  <manifest:file-entry manifest:full-path="Pictures/10000000000001220000002A74DDAEE07CA41403.png" manifest:media-type="image/png"/>
  <manifest:file-entry manifest:full-path="Pictures/10000201000000A80000009EFD4460DA94966547.png" manifest:media-type="image/png"/>
  <manifest:file-entry manifest:full-path="Pictures/10000000000000CA00000028548B025210495D87.png" manifest:media-type="image/png"/>
  <manifest:file-entry manifest:full-path="Pictures/10000000000000D20000003ECBB64CCF9199DBCC.png" manifest:media-type="image/png"/>
  <manifest:file-entry manifest:full-path="Pictures/10000000000001020000001DCA0DB4A753AA28E8.png" manifest:media-type="image/png"/>
  <manifest:file-entry manifest:full-path="Pictures/10000000000000F80000001BC51C6ADE306AE799.png" manifest:media-type="image/png"/>
  <manifest:file-entry manifest:full-path="Pictures/100000000000009B00000019E09173D9BD94B5E2.png" manifest:media-type="image/png"/>
  <manifest:file-entry manifest:full-path="Pictures/100000000000018F0000002935443C9633688086.png" manifest:media-type="image/png"/>
  <manifest:file-entry manifest:full-path="Pictures/10000000000000F70000003E2CB62D2C92725778.png" manifest:media-type="image/png"/>
  <manifest:file-entry manifest:full-path="Pictures/10000000000001010000003EFC1C2C44FDC68933.png" manifest:media-type="image/png"/>
  <manifest:file-entry manifest:full-path="Pictures/10000000000000FD0000001B02694FA7DF00B3A7.png" manifest:media-type="image/png"/>
  <manifest:file-entry manifest:full-path="Pictures/10000201000000F6000001B5A8D371B8A90F962E.png" manifest:media-type="image/png"/>
  <manifest:file-entry manifest:full-path="Pictures/10000000000001E50000002C8D20D8CF3FAFCACD.png" manifest:media-type="image/png"/>
  <manifest:file-entry manifest:full-path="Pictures/100000000000012F0000002AC080290363671C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lliope Mini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eat She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4.315cm" svg:height="7.666cm" svg:x="11.179cm" svg:y="5.842cm">
          <draw:image xlink:href="Pictures/10000201000000F6000001B5A8D371B8A90F962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0.921cm" svg:x="17.333cm" svg:y="1.049cm">
          <draw:image xlink:href="Pictures/10000201000000B80000002CE5BDD8408D568A12.png" xlink:type="simple" xlink:show="embed" xlink:actuate="onLoad" loext:mime-type="image/png">
            <text:p/>
          </draw:image>
        </draw:frame>
        <draw:frame draw:style-name="gr2" draw:text-style-name="P2" draw:layer="layout" svg:width="2.701cm" svg:height="2.54cm" svg:x="14.076cm" svg:y="1.049cm">
          <draw:image xlink:href="Pictures/10000201000000A80000009EFD4460DA94966547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194cm" svg:x="17.333cm" svg:y="2.319cm">
          <draw:image xlink:href="Pictures/10000201000000B80000003916B1641138160139.png" xlink:type="simple" xlink:show="embed" xlink:actuate="onLoad" loext:mime-type="image/png">
            <text:p/>
          </draw:image>
        </draw:frame>
        <draw:frame draw:style-name="gr2" draw:text-style-name="P2" draw:layer="layout" svg:width="2.156cm" svg:height="1.376cm" svg:x="11.412cm" svg:y="1.049cm">
          <draw:image xlink:href="Pictures/100002010000005E0000003C66C031EEB219E84E.png" xlink:type="simple" xlink:show="embed" xlink:actuate="onLoad" loext:mime-type="image/png">
            <text:p/>
          </draw:image>
        </draw:frame>
        <draw:frame draw:style-name="gr2" draw:text-style-name="P2" draw:layer="layout" svg:width="6.607cm" svg:height="0.857cm" svg:x="14.073cm" svg:y="3.715cm">
          <draw:image xlink:href="Pictures/100002010000013400000028D6F4968A1CB3E14F.png" xlink:type="simple" xlink:show="embed" xlink:actuate="onLoad" loext:mime-type="image/png">
            <text:p/>
          </draw:image>
        </draw:frame>
        <draw:frame draw:style-name="gr2" draw:text-style-name="P2" draw:layer="layout" svg:width="2.627cm" svg:height="1.451cm" svg:x="11.028cm" svg:y="2.9cm">
          <draw:image xlink:href="Pictures/10000201000000720000003FC7057380F1139CB0.png" xlink:type="simple" xlink:show="embed" xlink:actuate="onLoad" loext:mime-type="image/png">
            <text:p/>
          </draw:image>
        </draw:frame>
        <draw:frame draw:style-name="gr3" draw:text-style-name="P2" draw:layer="layout" svg:width="4.318cm" svg:height="0.855cm" svg:x="21.696cm" svg:y="1.027cm">
          <draw:image xlink:href="Pictures/10000000000000CA00000028548B025210495D87.png" xlink:type="simple" xlink:show="embed" xlink:actuate="onLoad" loext:mime-type="image/png">
            <text:p/>
          </draw:image>
        </draw:frame>
        <draw:frame draw:style-name="gr3" draw:text-style-name="P2" draw:layer="layout" svg:width="5.471cm" svg:height="0.792cm" svg:x="21.559cm" svg:y="2.286cm">
          <draw:image xlink:href="Pictures/10000000000001220000002A74DDAEE07CA41403.png" xlink:type="simple" xlink:show="embed" xlink:actuate="onLoad" loext:mime-type="image/png">
            <text:p/>
          </draw:image>
        </draw:frame>
        <draw:frame draw:style-name="gr3" draw:text-style-name="P2" draw:layer="layout" svg:width="4.857cm" svg:height="0.7cm" svg:x="21.442cm" svg:y="3.726cm">
          <draw:image xlink:href="Pictures/10000000000000DE00000020D561E9C1803BF6F8.png" xlink:type="simple" xlink:show="embed" xlink:actuate="onLoad" loext:mime-type="image/png">
            <text:p/>
          </draw:image>
        </draw:frame>
        <draw:frame draw:style-name="gr3" draw:text-style-name="P2" draw:layer="layout" svg:width="5.555cm" svg:height="0.623cm" svg:x="21.615cm" svg:y="5.334cm">
          <draw:image xlink:href="Pictures/10000000000001020000001DCA0DB4A753AA28E8.png" xlink:type="simple" xlink:show="embed" xlink:actuate="onLoad" loext:mime-type="image/png">
            <text:p/>
          </draw:image>
        </draw:frame>
        <draw:frame draw:style-name="gr3" draw:text-style-name="P2" draw:layer="layout" svg:width="5.545cm" svg:height="0.603cm" svg:x="21.625cm" svg:y="6.096cm">
          <draw:image xlink:href="Pictures/10000000000000F80000001BC51C6ADE306AE799.png" xlink:type="simple" xlink:show="embed" xlink:actuate="onLoad" loext:mime-type="image/png">
            <text:p/>
          </draw:image>
        </draw:frame>
        <draw:frame draw:style-name="gr3" draw:text-style-name="P2" draw:layer="layout" svg:width="5.661cm" svg:height="0.604cm" svg:x="21.482cm" svg:y="6.858cm">
          <draw:image xlink:href="Pictures/10000000000001060000001C09AEA2B2EA68D058.png" xlink:type="simple" xlink:show="embed" xlink:actuate="onLoad" loext:mime-type="image/png">
            <text:p/>
          </draw:image>
        </draw:frame>
        <draw:frame draw:style-name="gr3" draw:text-style-name="P2" draw:layer="layout" svg:width="3.592cm" svg:height="0.578cm" svg:x="21.446cm" svg:y="7.62cm">
          <draw:image xlink:href="Pictures/100000000000009B00000019E09173D9BD94B5E2.png" xlink:type="simple" xlink:show="embed" xlink:actuate="onLoad" loext:mime-type="image/png">
            <text:p/>
          </draw:image>
        </draw:frame>
        <draw:frame draw:style-name="gr3" draw:text-style-name="P2" draw:layer="layout" svg:width="6.185cm" svg:height="0.659cm" svg:x="21.382cm" svg:y="8.385cm">
          <draw:image xlink:href="Pictures/10000000000000FD0000001B02694FA7DF00B3A7.png" xlink:type="simple" xlink:show="embed" xlink:actuate="onLoad" loext:mime-type="image/png">
            <text:p/>
          </draw:image>
        </draw:frame>
        <draw:frame draw:style-name="gr3" draw:text-style-name="P2" draw:layer="layout" svg:width="5.08cm" svg:height="1.274cm" svg:x="15.748cm" svg:y="5.334cm">
          <draw:image xlink:href="Pictures/10000000000000F70000003E2CB62D2C92725778.png" xlink:type="simple" xlink:show="embed" xlink:actuate="onLoad" loext:mime-type="image/png">
            <text:p/>
          </draw:image>
        </draw:frame>
        <draw:frame draw:style-name="gr3" draw:text-style-name="P2" draw:layer="layout" svg:width="4.488cm" svg:height="1.324cm" svg:x="15.832cm" svg:y="8.328cm">
          <draw:image xlink:href="Pictures/10000000000000D20000003ECBB64CCF9199DBCC.png" xlink:type="simple" xlink:show="embed" xlink:actuate="onLoad" loext:mime-type="image/png">
            <text:p/>
          </draw:image>
        </draw:frame>
        <draw:frame draw:style-name="gr3" draw:text-style-name="P2" draw:layer="layout" svg:width="5.267cm" svg:height="1.27cm" svg:x="15.748cm" svg:y="6.858cm">
          <draw:image xlink:href="Pictures/10000000000001010000003EFC1C2C44FDC68933.png" xlink:type="simple" xlink:show="embed" xlink:actuate="onLoad" loext:mime-type="image/png">
            <text:p/>
          </draw:image>
        </draw:frame>
        <draw:frame draw:style-name="gr3" draw:text-style-name="P2" draw:layer="layout" svg:width="11.02cm" svg:height="2.286cm" svg:x="16.412cm" svg:y="9.652cm">
          <draw:image xlink:href="Pictures/10000201000001FA000000693AD98760EA6E937E.png" xlink:type="simple" xlink:show="embed" xlink:actuate="onLoad" loext:mime-type="image/png">
            <text:p/>
          </draw:image>
        </draw:frame>
        <draw:frame draw:style-name="gr3" draw:text-style-name="P2" draw:layer="layout" svg:width="9.906cm" svg:height="0.898cm" svg:x="0.254cm" svg:y="0.762cm">
          <draw:image xlink:href="Pictures/10000000000001E50000002C8D20D8CF3FAFCACD.png" xlink:type="simple" xlink:show="embed" xlink:actuate="onLoad" loext:mime-type="image/png">
            <text:p/>
          </draw:image>
        </draw:frame>
        <draw:frame draw:style-name="gr3" draw:text-style-name="P2" draw:layer="layout" svg:width="6.815cm" svg:height="0.872cm" svg:x="0.254cm" svg:y="1.778cm">
          <draw:image xlink:href="Pictures/10000000000001580000002CAA090C769D390C23.png" xlink:type="simple" xlink:show="embed" xlink:actuate="onLoad" loext:mime-type="image/png">
            <text:p/>
          </draw:image>
        </draw:frame>
        <draw:frame draw:style-name="gr3" draw:text-style-name="P2" draw:layer="layout" svg:width="6.604cm" svg:height="0.914cm" svg:x="0.205cm" svg:y="2.831cm">
          <draw:image xlink:href="Pictures/100000000000012F0000002AC080290363671C18.png" xlink:type="simple" xlink:show="embed" xlink:actuate="onLoad" loext:mime-type="image/png">
            <text:p/>
          </draw:image>
        </draw:frame>
        <draw:frame draw:style-name="gr3" draw:text-style-name="P2" draw:layer="layout" svg:width="10.414cm" svg:height="0.838cm" svg:x="0.254cm" svg:y="3.996cm">
          <draw:image xlink:href="Pictures/10000000000001FD000000294A5F8CF518D45307.png" xlink:type="simple" xlink:show="embed" xlink:actuate="onLoad" loext:mime-type="image/png">
            <text:p/>
          </draw:image>
        </draw:frame>
        <draw:frame draw:style-name="gr3" draw:text-style-name="P2" draw:layer="layout" svg:width="8.636cm" svg:height="0.887cm" svg:x="0.254cm" svg:y="5.012cm">
          <draw:image xlink:href="Pictures/100000000000018F0000002935443C96336880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28:38.953547965</meta:creation-date>
    <dc:date>2019-03-18T13:03:24.158573890</dc:date>
    <meta:editing-duration>PT10M24S</meta:editing-duration>
    <meta:editing-cycles>3</meta:editing-cycles>
    <meta:generator>LibreOffice/6.1.5.1$Linux_X86_64 LibreOffice_project/10$Build-1</meta:generator>
    <meta:document-statistic meta:object-count="51"/>
  </office:meta>
</office:document-meta>
</file>